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8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8.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8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svg:stroke-color="#ff3333" draw:fill="none" draw:fill-color="#ffffff" draw:textarea-horizontal-align="justify" draw:textarea-vertical-align="middle" draw:auto-grow-height="false" fo:min-height="2.75cm" fo:min-width="9.4cm"/>
    </style:style>
    <style:style style:name="gr9" style:family="graphic" style:parent-style-name="standard">
      <style:graphic-properties svg:stroke-color="#0000ff" draw:fill="none" draw:fill-color="#ffffff" draw:textarea-horizontal-align="justify" draw:textarea-vertical-align="middle" draw:auto-grow-height="false" fo:min-height="2.85cm" fo:min-width="9.4cm"/>
    </style:style>
    <style:style style:name="gr10" style:family="graphic" style:parent-style-name="standard">
      <style:graphic-properties svg:stroke-color="#ff00cc" draw:fill="none" draw:fill-color="#ffffff" draw:textarea-horizontal-align="justify" draw:textarea-vertical-align="middle" draw:auto-grow-height="false" fo:min-height="5.932cm" fo:min-width="9.4cm"/>
    </style:style>
    <style:style style:name="gr11" style:family="graphic" style:parent-style-name="standard">
      <style:graphic-properties svg:stroke-color="#663300" draw:fill="none" draw:fill-color="#ffffff" draw:textarea-horizontal-align="justify" draw:textarea-vertical-align="middle" draw:auto-grow-height="false" fo:min-height="2.85cm" fo:min-width="22.1cm"/>
    </style:style>
    <style:style style:name="gr12" style:family="graphic" style:parent-style-name="standard">
      <style:graphic-properties svg:stroke-color="#006600" draw:fill="none" draw:fill-color="#ffffff" draw:textarea-horizontal-align="justify" draw:textarea-vertical-align="middle" draw:auto-grow-height="false" fo:min-height="2.65cm" fo:min-width="9.4cm"/>
    </style:style>
    <style:style style:name="gr13" style:family="graphic" style:parent-style-name="standard">
      <style:graphic-properties svg:stroke-color="#ff3333" draw:fill="none" draw:fill-color="#ffffff" draw:textarea-horizontal-align="justify" draw:textarea-vertical-align="middle" draw:auto-grow-height="false" fo:min-height="2.65cm" fo:min-width="9.4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95cm" fo:min-width="3.7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ff3333"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color="#0000ff"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color="#006600"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color="#663300"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color="#ff00cc"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006600" fo:font-size="12pt" style:font-size-asian="12pt" style:font-size-complex="12pt"/>
    </style:style>
    <style:style style:name="T6" style:family="text">
      <style:text-properties fo:color="#663300" fo:font-size="12pt" style:font-size-asian="12pt" style:font-size-complex="12pt"/>
    </style:style>
    <style:style style:name="T7" style:family="text">
      <style:text-properties fo:color="#ff00c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8.5cm" svg:height="2cm" svg:x="4.5cm" svg:y="4cm">
          <text:p text:style-name="P1"><text:span text:style-name="T1">Usar la firma digital de un servidor público </text:span></text:p>
          <text:p text:style-name="P1"><text:span text:style-name="T1">almacenada en un token para firmar documentos</text:span></text:p>
          <text:p text:style-name="P1"><text:span text:style-name="T1">en formato PDF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cm" svg:x="4cm" svg:y="7.2cm">
          <text:p text:style-name="P1"><text:span text:style-name="T1"><text:s/></text:span><text:span text:style-name="T1">Validación y comprobación de estado del certificado</text:span></text:p>
          <text:p text:style-name="P1"><text:span text:style-name="T1"><text:s/></text:span><text:span text:style-name="T1">otorgado por la entidad certificadora para tener una</text:span></text:p>
          <text:p text:style-name="P1"><text:span text:style-name="T1"><text:s/></text:span><text:span text:style-name="T1">constancia del estado del certificado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cm" svg:height="2cm" svg:x="16.6cm" svg:y="4cm">
          <text:p text:style-name="P1"><text:span text:style-name="T1">Firmar documentos en formato PDF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cm" svg:height="2cm" svg:x="16.6cm" svg:y="7.2cm">
          <text:p text:style-name="P1"><text:span text:style-name="T1">Visualizar un documento en formato PDF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cm" svg:height="2cm" svg:x="16.7cm" svg:y="10.4cm">
          <text:p text:style-name="P1"><text:span text:style-name="T1">Incluir la marca de agua con la información</text:span></text:p>
          <text:p text:style-name="P1"><text:span text:style-name="T1">del servidor publico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cm" svg:height="2cm" svg:x="4.4cm" svg:y="10.4cm">
          <text:p text:style-name="P1"><text:span text:style-name="T1"><text:s/></text:span><text:span text:style-name="T1">Incluir sello de tiempo de la entidad certificadora</text:span></text:p>
          <text:p text:style-name="P1"><text:span text:style-name="T1"><text:s/></text:span><text:span text:style-name="T1">para los documentos firmados en formato PDF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cm" svg:height="2cm" svg:x="4.7cm" svg:y="13.5cm">
          <text:p text:style-name="P1"><text:span text:style-name="T1">Verificación de firmas digitales en documentos </text:span></text:p>
          <text:p text:style-name="P1"><text:span text:style-name="T1">firmados, con formato PDF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8.8cm" svg:height="2cm" svg:x="16.7cm" svg:y="13.4cm">
          <text:p text:style-name="P1"><text:span text:style-name="T1">Almacenamiento de documentos firmados </text:span></text:p>
          <text:p text:style-name="P1"><text:span text:style-name="T1">realizadas por los signatarios y generación </text:span></text:p>
          <text:p text:style-name="P1"><text:span text:style-name="T1">QR con URL de acceso al documento pdf firmado.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9cm" svg:y1="2.5cm" svg:x2="14.9cm" svg:y2="14.4cm">
          <text:p/>
        </draw:line>
        <draw:measure draw:style-name="gr7" draw:text-style-name="P6" draw:layer="measurelines" svg:x1="13cm" svg:y1="15.2cm" svg:x2="16.7cm" svg:y2="15.2cm">
          <text:p text:style-name="P5"><text:span text:style-name="T2"><text:measure text:kind="gap"/></text:span><text:span text:style-name="T2"><text:measure text:kind="value">3,7</text:measure></text:span><text:span text:style-name="T2"> </text:span><text:span text:style-name="T2"><text:measure text:kind="unit">cm</text:measure></text:span><text:span text:style-name="T2"><text:measure text:kind="gap"/></text:span></text:p>
        </draw:measure>
        <draw:measure draw:style-name="gr7" draw:text-style-name="P6" draw:layer="measurelines" svg:x1="13cm" svg:y1="12.2cm" svg:x2="16.7cm" svg:y2="12.2cm">
          <text:p text:style-name="P5"/>
        </draw:measure>
        <draw:measure draw:style-name="gr7" draw:text-style-name="P6" draw:layer="measurelines" svg:x1="13cm" svg:y1="8.9cm" svg:x2="16.6cm" svg:y2="8.9cm">
          <text:p text:style-name="P5"><text:span text:style-name="T2"/></text:p>
        </draw:measure>
        <draw:measure draw:style-name="gr7" draw:text-style-name="P6" draw:layer="measurelines" svg:x1="13cm" svg:y1="5.7cm" svg:x2="16.6cm" svg:y2="5.7cm">
          <text:p text:style-name="P5"/>
        </draw:measure>
        <draw:custom-shape draw:style-name="gr8" draw:text-style-name="P7" draw:layer="layout" svg:width="9.9cm" svg:height="3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9cm" svg:height="3.1cm" svg:x="16.3cm" svg:y="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9cm" svg:height="6.182cm" svg:x="16.3cm" svg:y="6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2.6cm" svg:height="3.1cm" svg:x="3.5cm" svg:y="1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9.9cm" svg:height="2.9cm" svg:x="3.4cm" svg:y="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9.9cm" svg:height="2.9cm" svg:x="3.5cm" svg:y="9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2cm" svg:height="1.2cm" svg:x="3.1cm" svg:y="3cm">
          <text:p text:style-name="P6"><text:span text:style-name="T3">Primera Iter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2cm" svg:height="1.2cm" svg:x="3.1cm" svg:y="9.4cm">
          <text:p text:style-name="P6"><text:span text:style-name="T3">Quinta Iter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2cm" svg:height="1.2cm" svg:x="16.2cm" svg:y="3cm">
          <text:p text:style-name="P6"><text:span text:style-name="T4">Segunda Iter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4.2cm" svg:height="1.2cm" svg:x="3cm" svg:y="6.2cm">
          <text:p text:style-name="P6"><text:span text:style-name="T5">Tercera Iter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2cm" svg:height="1.2cm" svg:x="3.1cm" svg:y="12.5cm">
          <text:p text:style-name="P6"><text:span text:style-name="T6">Sexta Iter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2cm" svg:height="1.2cm" svg:x="16cm" svg:y="6.2cm">
          <text:p text:style-name="P6"><text:span text:style-name="T7">Cuarta Iteració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6:43:33.568225045</meta:creation-date>
    <dc:date>2015-12-10T21:11:15.295009009</dc:date>
    <meta:editing-duration>PT11M46S</meta:editing-duration>
    <meta:editing-cycles>3</meta:editing-cycles>
    <meta:generator>LibreOffice/5.0.3.2$Linux_X86_64 LibreOffice_project/00m0$Build-2</meta:generator>
    <meta:document-statistic meta:object-count="25"/>
  </office:meta>
</office:document-meta>
</file>